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language="en" fo:country="US" fo:background-color="#ffffff" style:font-size-asian="11pt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cd43" officeooo:paragraph-rsid="0002cd43" fo:background-color="#ffffff" style:font-weight-asian="bold" style:font-weight-complex="bold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officeooo:rsid="0002cd43" fo:background-color="#ffffff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Courier New" fo:font-size="11pt" fo:language="en" fo:country="US" style:font-size-asian="11pt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PUT</text:p>
      <text:p text:style-name="P3"><text:span text:style-name="T2">mysql&gt; create table account (</text:span></text:p>
      <text:p text:style-name="P3"><text:span text:style-name="T2"><text:s text:c="4"/>-&gt; accno int,</text:span></text:p>
      <text:p text:style-name="P3"><text:span text:style-name="T2"><text:s text:c="4"/>-&gt; name varchar(20),</text:span></text:p>
      <text:p text:style-name="P3"><text:span text:style-name="T2"><text:s text:c="4"/>-&gt; branchnum varchar(3),</text:span></text:p>
      <text:p text:style-name="P3"><text:span text:style-name="T2"><text:s text:c="4"/>-&gt; type varchar(8),</text:span></text:p>
      <text:p text:style-name="P3"><text:span text:style-name="T2"><text:s text:c="4"/>-&gt; opendate date,</text:span></text:p>
      <text:p text:style-name="P3"><text:span text:style-name="T2"><text:s text:c="4"/>-&gt; curbal int <text:s/>);</text:span></text:p>
      <text:p text:style-name="P3"><text:span text:style-name="T2">Query OK, 0 rows affected (0.02 sec)</text:span></text:p>
      <text:p text:style-name="P1"/>
      <text:p text:style-name="P3"><text:span text:style-name="T2">mysql&gt; desc account;</text:span></text:p>
      <text:p text:style-name="P3"><text:span text:style-name="T2">+-----------+-------------+------+-----+---------+-------+</text:span></text:p>
      <text:p text:style-name="P3"><text:span text:style-name="T2">| Field <text:s text:c="4"/>| Type <text:s text:c="7"/>| Null | Key | Default | Extra |</text:span></text:p>
      <text:p text:style-name="P3"><text:span text:style-name="T2">+-----------+-------------+------+-----+---------+-------+</text:span></text:p>
      <text:p text:style-name="P3"><text:span text:style-name="T2">| accno <text:s text:c="4"/>| int <text:s text:c="8"/>| YES <text:s/>| <text:s text:c="4"/>| NULL <text:s text:c="3"/>| <text:s text:c="6"/>|</text:span></text:p>
      <text:p text:style-name="P3"><text:span text:style-name="T2">| name <text:s text:c="5"/>| varchar(20) | YES <text:s/>| <text:s text:c="4"/>| NULL <text:s text:c="3"/>| <text:s text:c="6"/>|</text:span></text:p>
      <text:p text:style-name="P3"><text:span text:style-name="T2">| branchnum | varchar(3) <text:s/>| YES <text:s/>| <text:s text:c="4"/>| NULL <text:s text:c="3"/>| <text:s text:c="6"/>|</text:span></text:p>
      <text:p text:style-name="P3"><text:span text:style-name="T2">| type <text:s text:c="5"/>| varchar(8) <text:s/>| YES <text:s/>| <text:s text:c="4"/>| NULL <text:s text:c="3"/>| <text:s text:c="6"/>|</text:span></text:p>
      <text:p text:style-name="P3"><text:span text:style-name="T2">| opendate <text:s/>| date <text:s text:c="7"/>| YES <text:s/>| <text:s text:c="4"/>| NULL <text:s text:c="3"/>| <text:s text:c="6"/>|</text:span></text:p>
      <text:p text:style-name="P3"><text:span text:style-name="T2">| curbal <text:s text:c="3"/>| int <text:s text:c="8"/>| YES <text:s/>| <text:s text:c="4"/>| NULL <text:s text:c="3"/>| <text:s text:c="6"/>|</text:span></text:p>
      <text:p text:style-name="P3"><text:span text:style-name="T2">+-----------+-------------+------+-----+---------+-------+</text:span></text:p>
      <text:p text:style-name="P3"><text:span text:style-name="T2">6 rows in set (0.00 sec)</text:span></text:p>
      <text:p text:style-name="P1"/>
      <text:p text:style-name="P3"><text:span text:style-name="T2">mysql&gt; insert into account values</text:span></text:p>
      <text:p text:style-name="P3"><text:span text:style-name="T2"><text:s text:c="4"/>-&gt; (1001,'Ritu','b2','SA','2015-01-03',5000),</text:span></text:p>
      <text:p text:style-name="P3"><text:span text:style-name="T2"><text:s text:c="4"/>-&gt; (1002,'John','b2','SA','2015-01-01',20000),</text:span></text:p>
      <text:p text:style-name="P3"><text:span text:style-name="T2"><text:s text:c="4"/>-&gt; (1003,'Ritu','b2','CA','2015-03-01',600000),</text:span></text:p>
      <text:p text:style-name="P3"><text:span text:style-name="T2"><text:s text:c="4"/>-&gt; (1040,'John','b1','CA','2015-03-20',6000),</text:span></text:p>
      <text:p text:style-name="P3"><text:span text:style-name="T2"><text:s text:c="4"/>-&gt; (10,'Akhil','b3','CA','2015-06-20',250000),</text:span></text:p>
      <text:p text:style-name="P3"><text:span text:style-name="T2"><text:s text:c="4"/>-&gt; (140,'Ashil','b3','CA','2015-08-20',2500000),</text:span></text:p>
      <text:p text:style-name="P3"><text:span text:style-name="T2"><text:s text:c="4"/>-&gt; (10040,'Ashil','b3','CA','2015-07-20',25000000),</text:span></text:p>
      <text:p text:style-name="P3"><text:span text:style-name="T2"><text:s text:c="4"/>-&gt; (1,'Ashil','b2','CA','2015-09-20',7500000) <text:s/>;</text:span></text:p>
      <text:p text:style-name="P3"><text:span text:style-name="T2">Query OK, 8 rows affected (0.01 sec)</text:span></text:p>
      <text:p text:style-name="P3"><text:span text:style-name="T2">Records: 8 <text:s/>Duplicates: 0 <text:s/>Warnings: 0</text:span></text:p>
      <text:p text:style-name="P1"/>
      <text:p text:style-name="P3"><text:span text:style-name="T2">mysql&gt; select * from account;</text:span></text:p>
      <text:p text:style-name="P3"><text:span text:style-name="T2">+-------+-------+-----------+------+------------+----------+</text:span></text:p>
      <text:p text:style-name="P3"><text:span text:style-name="T2">| accno | name <text:s/>| branchnum | type | opendate <text:s text:c="2"/>| curbal <text:s text:c="2"/>|</text:span></text:p>
      <text:p text:style-name="P3"><text:span text:style-name="T2">+-------+-------+-----------+------+------------+----------+</text:span></text:p>
      <text:p text:style-name="P3"><text:span text:style-name="T2">| <text:s/>1001 | Ritu <text:s/>| b2 <text:s text:c="7"/>| SA <text:s text:c="2"/>| 2015-01-03 | <text:s text:c="4"/>5000 |</text:span></text:p>
      <text:p text:style-name="P3"><text:span text:style-name="T2">| <text:s/>1002 | John <text:s/>| b2 <text:s text:c="7"/>| SA <text:s text:c="2"/>| 2015-01-01 | <text:s text:c="3"/>20000 |</text:span></text:p>
      <text:p text:style-name="P3"><text:span text:style-name="T2">| <text:s/>1003 | Ritu <text:s/>| b2 <text:s text:c="7"/>| CA <text:s text:c="2"/>| 2015-03-01 | <text:s text:c="2"/>600000 |</text:span></text:p>
      <text:p text:style-name="P3"><text:span text:style-name="T2">| <text:s/>1040 | John <text:s/>| b1 <text:s text:c="7"/>| CA <text:s text:c="2"/>| 2015-03-20 | <text:s text:c="4"/>6000 |</text:span></text:p>
      <text:p text:style-name="P3"><text:span text:style-name="T2">| <text:s text:c="3"/>10 | Akhil | b3 <text:s text:c="7"/>| CA <text:s text:c="2"/>| 2015-06-20 | <text:s text:c="2"/>250000 |</text:span></text:p>
      <text:p text:style-name="P3"><text:span text:style-name="T2">| <text:s text:c="2"/>140 | Ashil | b3 <text:s text:c="7"/>| CA <text:s text:c="2"/>| 2015-08-20 | <text:s/>2500000 |</text:span></text:p>
      <text:p text:style-name="P3"><text:span text:style-name="T2">| 10040 | Ashil | b3 <text:s text:c="7"/>| CA <text:s text:c="2"/>| 2015-07-20 | 25000000 |</text:span></text:p>
      <text:p text:style-name="P3"><text:span text:style-name="T2">| <text:s text:c="4"/>1 | Ashil | b2 <text:s text:c="7"/>| CA <text:s text:c="2"/>| 2015-09-20 | <text:s/>7500000 |</text:span></text:p>
      <text:p text:style-name="P3"><text:span text:style-name="T2">+-------+-------+-----------+------+------------+----------+</text:span></text:p>
      <text:p text:style-name="P3"><text:span text:style-name="T2">8 rows in set (0.00 sec)</text:span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mysql&gt; select type,branchnum,count(*) as TotalAcc from account group by type,branchnum;</text:span></text:p>
      <text:p text:style-name="P3"><text:span text:style-name="T2">+------+-----------+----------+</text:span></text:p>
      <text:p text:style-name="P3"><text:span text:style-name="T2">| type | branchnum | TotalAcc |</text:span></text:p>
      <text:p text:style-name="P3"><text:span text:style-name="T2">+------+-----------+----------+</text:span></text:p>
      <text:p text:style-name="P3"><text:span text:style-name="T2">| SA <text:s text:c="2"/>| b2 <text:s text:c="7"/>| <text:s text:c="7"/>2 |</text:span></text:p>
      <text:p text:style-name="P3"><text:span text:style-name="T2">| CA <text:s text:c="2"/>| b2 <text:s text:c="7"/>| <text:s text:c="7"/>2 |</text:span></text:p>
      <text:p text:style-name="P3"><text:span text:style-name="T2">| CA <text:s text:c="2"/>| b1 <text:s text:c="7"/>| <text:s text:c="7"/>1 |</text:span></text:p>
      <text:p text:style-name="P3"><text:span text:style-name="T2">| CA <text:s text:c="2"/>| b3 <text:s text:c="7"/>| <text:s text:c="7"/>3 |</text:span></text:p>
      <text:p text:style-name="P3"><text:span text:style-name="T2">+------+-----------+----------+</text:span></text:p>
      <text:p text:style-name="P3"><text:span text:style-name="T2">4 rows in set (1.60 sec)</text:span></text:p>
      <text:p text:style-name="P1"/>
      <text:p text:style-name="P3"><text:span text:style-name="T2">mysql&gt; select name from account group by name having count(type)&gt;1;</text:span></text:p>
      <text:p text:style-name="P3"><text:span text:style-name="T2">+-------+</text:span></text:p>
      <text:p text:style-name="P3"><text:span text:style-name="T2">| name <text:s/>|</text:span></text:p>
      <text:p text:style-name="P3"><text:span text:style-name="T2">+-------+</text:span></text:p>
      <text:p text:style-name="P3"><text:span text:style-name="T2">| Ritu <text:s/>|</text:span></text:p>
      <text:p text:style-name="P3"><text:span text:style-name="T2">| John <text:s/>|</text:span></text:p>
      <text:p text:style-name="P3"><text:span text:style-name="T2">| Ashil |</text:span></text:p>
      <text:p text:style-name="P3"><text:span text:style-name="T2">+-------+</text:span></text:p>
      <text:p text:style-name="P3"><text:span text:style-name="T2">3 rows in set (0.00 sec)</text:span></text:p>
      <text:p text:style-name="P1"/>
      <text:p text:style-name="P3"><text:span text:style-name="T2">mysql&gt; select branchnum,count(*) as TotalAcc from account </text:span></text:p>
      <text:p text:style-name="P3"><text:span text:style-name="T2"><text:s text:c="4"/>-&gt; where opendate&gt;'2015-03-01' group by branchnum having count(*)&gt;1;</text:span></text:p>
      <text:p text:style-name="P3"><text:span text:style-name="T2">+-----------+----------+</text:span></text:p>
      <text:p text:style-name="P3"><text:span text:style-name="T2">| branchnum | TotalAcc |</text:span></text:p>
      <text:p text:style-name="P3"><text:span text:style-name="T2">+-----------+----------+</text:span></text:p>
      <text:p text:style-name="P3"><text:span text:style-name="T2">| b3 <text:s text:c="7"/>| <text:s text:c="7"/>3 |</text:span></text:p>
      <text:p text:style-name="P3"><text:span text:style-name="T2">+-----------+----------+</text:span></text:p>
      <text:p text:style-name="P3"><text:span text:style-name="T2">1 row in set (0.00 sec)</text:span></text:p>
      <text:p text:style-name="P1"/>
      <text:p text:style-name="P3"><text:span text:style-name="T2">mysql&gt; select branchnum,count(*) as TotalAcc from account group by branchnum;</text:span></text:p>
      <text:p text:style-name="P3"><text:span text:style-name="T2">+-----------+----------+</text:span></text:p>
      <text:p text:style-name="P3"><text:span text:style-name="T2">| branchnum | TotalAcc |</text:span></text:p>
      <text:p text:style-name="P3"><text:span text:style-name="T2">+-----------+----------+</text:span></text:p>
      <text:p text:style-name="P3"><text:span text:style-name="T2">| b2 <text:s text:c="7"/>| <text:s text:c="7"/>4 |</text:span></text:p>
      <text:p text:style-name="P3"><text:span text:style-name="T2">| b1 <text:s text:c="7"/>| <text:s text:c="7"/>1 |</text:span></text:p>
      <text:p text:style-name="P3"><text:span text:style-name="T2">| b3 <text:s text:c="7"/>| <text:s text:c="7"/>3 |</text:span></text:p>
      <text:p text:style-name="P3"><text:span text:style-name="T2">+-----------+----------+</text:span></text:p>
      <text:p text:style-name="P3"><text:span text:style-name="T2">3 rows in set (0.00 sec)</text:span></text:p>
      <text:p text:style-name="P1"/>
      <text:p text:style-name="P3"><text:span text:style-name="T2">mysql&gt; select branchnum,count(*) as TotalAcc from account group by branchnum order by branchnum;</text:span></text:p>
      <text:p text:style-name="P3"><text:span text:style-name="T2">+-----------+----------+</text:span></text:p>
      <text:p text:style-name="P3"><text:span text:style-name="T2">| branchnum | TotalAcc |</text:span></text:p>
      <text:p text:style-name="P3"><text:span text:style-name="T2">+-----------+----------+</text:span></text:p>
      <text:p text:style-name="P3"><text:span text:style-name="T2">| b1 <text:s text:c="7"/>| <text:s text:c="7"/>1 |</text:span></text:p>
      <text:p text:style-name="P3"><text:span text:style-name="T2">| b2 <text:s text:c="7"/>| <text:s text:c="7"/>4 |</text:span></text:p>
      <text:p text:style-name="P3"><text:span text:style-name="T2">| b3 <text:s text:c="7"/>| <text:s text:c="7"/>3 |</text:span></text:p>
      <text:p text:style-name="P3"><text:span text:style-name="T2">+-----------+----------+</text:span></text:p>
      <text:p text:style-name="P3"><text:span text:style-name="T2">3 rows in set (0.00 sec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5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5</meta:editing-cycles>
    <meta:creation-date>2022-11-22T13:05:00</meta:creation-date>
    <dc:date>2023-10-15T12:03:33.993000000</dc:date>
    <meta:editing-duration>PT2M13S</meta:editing-duration>
    <meta:generator>LibreOffice/7.4.3.2$Windows_X86_64 LibreOffice_project/1048a8393ae2eeec98dff31b5c133c5f1d08b890</meta:generator>
    <meta:document-statistic meta:table-count="0" meta:image-count="0" meta:object-count="0" meta:page-count="2" meta:paragraph-count="92" meta:word-count="566" meta:character-count="3529" meta:non-whitespace-character-count="2641"/>
    <meta:user-defined meta:name="AppVersion">16.0000</meta:user-defined>
    <meta:template xlink:type="simple" xlink:actuate="onRequest" xlink:title="Normal.dotm" xlink:href=""/>
  </office:meta>
</office:document-meta>
</file>